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8pt" fo:font-weight="bold" officeooo:rsid="0011d329" officeooo:paragraph-rsid="0011d329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48pt" fo:font-weight="bold" officeooo:rsid="0011d329" officeooo:paragraph-rsid="0012de0c" style:font-size-asian="48pt" style:font-weight-asian="bold" style:font-size-complex="48pt" style:font-weight-complex="bold"/>
    </style:style>
    <style:style style:name="P3" style:family="paragraph" style:parent-style-name="Standard">
      <style:text-properties fo:font-size="48pt" style:text-underline-style="none" fo:font-weight="normal" officeooo:rsid="0011d329" officeooo:paragraph-rsid="0012de0c" style:font-size-asian="48pt" style:font-weight-asian="normal" style:font-size-complex="48pt" style:font-weight-complex="normal"/>
    </style:style>
    <style:style style:name="T1" style:family="text">
      <style:text-properties style:font-name="MV Boli"/>
    </style:style>
    <style:style style:name="T2" style:family="text">
      <style:text-properties style:font-name="Arial Black"/>
    </style:style>
    <style:style style:name="T3" style:family="text">
      <style:text-properties style:font-name="Arial Black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RIFY TRUCK MANUFACTURER IS GM OR OTHER <text:span text:style-name="T3">IC KC IE</text:span></text:p>
      <text:p text:style-name="P1"><text:span text:style-name="T3"/></text:p>
      <text:p text:style-name="P2">VERIFY TRUCK MANUFACTURER IS GM OR OTHER <text:span text:style-name="T3">IC KC I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6T13:49:49.305000000</meta:creation-date>
    <meta:print-date>2022-07-06T13:51:58.284000000</meta:print-date>
    <dc:date>2022-07-06T13:52:26.340000000</dc:date>
    <meta:editing-duration>PT50S</meta:editing-duration>
    <meta:editing-cycles>1</meta:editing-cycles>
    <meta:document-statistic meta:table-count="0" meta:image-count="0" meta:object-count="0" meta:page-count="1" meta:paragraph-count="2" meta:word-count="20" meta:character-count="98" meta:non-whitespace-character-count="80"/>
    <meta:generator>LibreOffice/6.1.1.2$Windows_x86 LibreOffice_project/5d19a1bfa650b796764388cd8b33a5af1f5baa1b</meta:generator>
  </office:meta>
</office:document-meta>
</file>